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7834e4" officeooo:paragraph-rsid="0096372f" style:font-size-asian="10.5pt" style:font-weight-asian="normal" style:font-size-complex="12pt" style:font-weight-complex="normal"/>
    </style:style>
    <style:style style:name="P13" style:family="paragraph" style:parent-style-name="Text_20_body">
      <style:text-properties officeooo:rsid="007834e4"/>
    </style:style>
    <style:style style:name="P14" style:family="paragraph" style:parent-style-name="Standard">
      <style:text-properties fo:font-size="12pt" fo:font-weight="normal" officeooo:rsid="0096372f" officeooo:paragraph-rsid="0096372f" style:font-size-asian="10.5pt" style:font-weight-asian="normal" style:font-size-complex="12pt" style:font-weight-complex="normal"/>
    </style:style>
    <style:style style:name="P15" style:family="paragraph" style:parent-style-name="Standard">
      <style:text-properties fo:font-size="12pt" fo:font-weight="normal" officeooo:rsid="007834e4" officeooo:paragraph-rsid="0096372f" style:font-size-asian="10.5pt" style:font-weight-asian="normal" style:font-size-complex="12pt" style:font-weight-complex="normal"/>
    </style:style>
    <style:style style:name="P16" style:family="paragraph" style:parent-style-name="Standard">
      <style:text-properties fo:font-size="12pt" fo:font-weight="normal" officeooo:rsid="007834e4" officeooo:paragraph-rsid="008288b2" style:font-size-asian="10.5pt" style:font-weight-asian="normal" style:font-size-complex="12pt" style:font-weight-complex="normal"/>
    </style:style>
    <style:style style:name="P17" style:family="paragraph" style:parent-style-name="Standard">
      <style:text-properties fo:font-size="12pt" fo:font-weight="normal" officeooo:rsid="007834e4" officeooo:paragraph-rsid="0090a10e" style:font-size-asian="10.5pt" style:font-weight-asian="normal" style:font-size-complex="12pt" style:font-weight-complex="normal"/>
    </style:style>
    <style:style style:name="P18" style:family="paragraph" style:parent-style-name="Standard">
      <style:text-properties fo:font-size="12pt" fo:font-weight="normal" officeooo:rsid="0091cba2" officeooo:paragraph-rsid="0091cba2" style:font-size-asian="10.5pt" style:font-weight-asian="normal" style:font-size-complex="12pt" style:font-weight-complex="normal"/>
    </style:style>
    <style:style style:name="P19" style:family="paragraph" style:parent-style-name="Standard">
      <style:text-properties fo:font-size="13pt" fo:font-weight="normal" officeooo:rsid="0073f926" officeooo:paragraph-rsid="0073f926" style:font-size-asian="11.3500003814697pt" style:font-weight-asian="normal" style:font-size-complex="13pt" style:font-weight-complex="normal"/>
    </style:style>
    <style:style style:name="P20"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1"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3"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4"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5"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6"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7"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8"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9"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30"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3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2" style:family="paragraph" style:parent-style-name="Text_20_body">
      <style:paragraph-properties fo:text-align="start" style:justify-single-word="false"/>
      <style:text-properties officeooo:paragraph-rsid="001756f7"/>
    </style:style>
    <style:style style:name="P33" style:family="paragraph" style:parent-style-name="Text_20_body">
      <style:text-properties officeooo:rsid="02e82a24" officeooo:paragraph-rsid="001756f7" style:font-size-asian="12pt"/>
    </style:style>
    <style:style style:name="P3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6372f"/>
    </style:style>
    <style:style style:name="T21" style:family="text">
      <style:text-properties officeooo:rsid="0078e0b1"/>
    </style:style>
    <style:style style:name="T22" style:family="text">
      <style:text-properties officeooo:rsid="007847d8"/>
    </style:style>
    <style:style style:name="T23" style:family="text">
      <style:text-properties officeooo:rsid="0079d238"/>
    </style:style>
    <style:style style:name="T24" style:family="text">
      <style:text-properties officeooo:rsid="008288b2"/>
    </style:style>
    <style:style style:name="T25" style:family="text">
      <style:text-properties officeooo:rsid="0083a8ed"/>
    </style:style>
    <style:style style:name="T26" style:family="text">
      <style:text-properties officeooo:rsid="0083deb9"/>
    </style:style>
    <style:style style:name="T27" style:family="text">
      <style:text-properties officeooo:rsid="0088ef52"/>
    </style:style>
    <style:style style:name="T28" style:family="text">
      <style:text-properties officeooo:rsid="00899d9a"/>
    </style:style>
    <style:style style:name="T29" style:family="text">
      <style:text-properties officeooo:rsid="007bb27a"/>
    </style:style>
    <style:style style:name="T30" style:family="text">
      <style:text-properties officeooo:rsid="007dfe9b"/>
    </style:style>
    <style:style style:name="T31" style:family="text">
      <style:text-properties officeooo:rsid="007d4382"/>
    </style:style>
    <style:style style:name="T32" style:family="text">
      <style:text-properties officeooo:rsid="008d9a75"/>
    </style:style>
    <style:style style:name="T33" style:family="text">
      <style:text-properties officeooo:rsid="0087213e"/>
    </style:style>
    <style:style style:name="T34" style:family="text">
      <style:text-properties officeooo:rsid="008de24a"/>
    </style:style>
    <style:style style:name="T35" style:family="text">
      <style:text-properties officeooo:rsid="008f3a51"/>
    </style:style>
    <style:style style:name="T36" style:family="text">
      <style:text-properties officeooo:rsid="0090a10e"/>
    </style:style>
    <style:style style:name="T37" style:family="text">
      <style:text-properties officeooo:rsid="0091cba2"/>
    </style:style>
    <style:style style:name="T38" style:family="text">
      <style:text-properties officeooo:rsid="00932c9f"/>
    </style:style>
    <style:style style:name="T39" style:family="text">
      <style:text-properties officeooo:rsid="009403e2"/>
    </style:style>
    <style:style style:name="T40" style:family="text">
      <style:text-properties officeooo:rsid="00548123"/>
    </style:style>
    <style:style style:name="T41" style:family="text">
      <style:text-properties fo:font-style="italic" officeooo:rsid="005ea85c" style:font-style-asian="italic" style:font-style-complex="italic"/>
    </style:style>
    <style:style style:name="T42" style:family="text">
      <style:text-properties fo:font-style="italic" officeooo:rsid="005c44cd" style:font-style-asian="italic" style:font-style-complex="italic"/>
    </style:style>
    <style:style style:name="T43" style:family="text">
      <style:text-properties fo:font-style="italic" fo:font-weight="bold" officeooo:rsid="005c44cd" style:font-style-asian="italic" style:font-weight-asian="bold" style:font-style-complex="italic" style:font-weight-complex="bold"/>
    </style:style>
    <style:style style:name="T44" style:family="text">
      <style:text-properties fo:font-style="italic" officeooo:rsid="00648391" style:font-style-asian="italic" style:font-style-complex="italic"/>
    </style:style>
    <style:style style:name="T45" style:family="text">
      <style:text-properties fo:font-style="italic" officeooo:rsid="006239c3" style:font-style-asian="italic" style:font-style-complex="italic"/>
    </style:style>
    <style:style style:name="T46" style:family="text">
      <style:text-properties fo:font-style="italic" fo:font-weight="bold" officeooo:rsid="006239c3" style:font-style-asian="italic" style:font-weight-asian="bold" style:font-style-complex="italic" style:font-weight-complex="bold"/>
    </style:style>
    <style:style style:name="T47" style:family="text">
      <style:text-properties officeooo:rsid="004ec518"/>
    </style:style>
    <style:style style:name="T48" style:family="text">
      <style:text-properties officeooo:rsid="0058e060"/>
    </style:style>
    <style:style style:name="T49" style:family="text">
      <style:text-properties fo:font-style="italic" officeooo:rsid="0058e060" style:font-style-asian="italic" style:font-style-complex="italic"/>
    </style:style>
    <style:style style:name="T50" style:family="text">
      <style:text-properties fo:font-style="italic" officeooo:rsid="0056f04e" style:font-style-asian="italic" style:font-style-complex="italic"/>
    </style:style>
    <style:style style:name="T51" style:family="text">
      <style:text-properties fo:font-style="italic" officeooo:rsid="004ec518" style:font-style-asian="italic" style:font-style-complex="italic"/>
    </style:style>
    <style:style style:name="T52" style:family="text">
      <style:text-properties officeooo:rsid="004ff14a"/>
    </style:style>
    <style:style style:name="T53" style:family="text">
      <style:text-properties officeooo:rsid="00429d15"/>
    </style:style>
    <style:style style:name="T54" style:family="text">
      <style:text-properties fo:font-style="italic" officeooo:rsid="00698bab" style:font-style-asian="italic" style:font-style-complex="italic"/>
    </style:style>
    <style:style style:name="T55" style:family="text">
      <style:text-properties fo:font-style="italic" officeooo:rsid="00675424" style:font-style-asian="italic" style:font-style-complex="italic"/>
    </style:style>
    <style:style style:name="T56" style:family="text">
      <style:text-properties officeooo:rsid="00441d00"/>
    </style:style>
    <style:style style:name="T57" style:family="text">
      <style:text-properties officeooo:rsid="006752f7"/>
    </style:style>
    <style:style style:name="T58" style:family="text">
      <style:text-properties officeooo:rsid="0047d7ac"/>
    </style:style>
    <style:style style:name="T59" style:family="text">
      <style:text-properties fo:font-style="italic" officeooo:rsid="0047d7ac" style:font-style-asian="italic" style:font-style-complex="italic"/>
    </style:style>
    <style:style style:name="T60" style:family="text">
      <style:text-properties officeooo:rsid="004a748d"/>
    </style:style>
    <style:style style:name="T61" style:family="text">
      <style:text-properties officeooo:rsid="004d0f9d"/>
    </style:style>
    <style:style style:name="T62" style:family="text">
      <style:text-properties officeooo:rsid="004ed897"/>
    </style:style>
    <style:style style:name="T63" style:family="text">
      <style:text-properties officeooo:rsid="0050d526"/>
    </style:style>
    <style:style style:name="T64" style:family="text">
      <style:text-properties officeooo:rsid="006dd8c6"/>
    </style:style>
    <style:style style:name="T65" style:family="text">
      <style:text-properties officeooo:rsid="00566019"/>
    </style:style>
    <style:style style:name="T66" style:family="text">
      <style:text-properties officeooo:rsid="006fd21e"/>
    </style:style>
    <style:style style:name="T67" style:family="text">
      <style:text-properties officeooo:rsid="00161290"/>
    </style:style>
    <style:style style:name="T68" style:family="text">
      <style:text-properties fo:font-size="12pt" fo:font-weight="bold" officeooo:rsid="0426cbc9" style:font-size-asian="12pt" style:font-weight-asian="bold" style:font-size-complex="12pt" style:font-weight-complex="bold"/>
    </style:style>
    <style:style style:name="T69" style:family="text">
      <style:text-properties fo:font-size="12pt" fo:font-weight="bold" officeooo:rsid="02e82a24" style:font-size-asian="12pt" style:font-weight-asian="bold" style:font-size-complex="12pt" style:font-weight-complex="bold"/>
    </style:style>
    <style:style style:name="T70" style:family="text">
      <style:text-properties fo:font-size="12pt" fo:font-weight="normal" officeooo:rsid="02e82a24" style:font-size-asian="12pt" style:font-weight-asian="normal" style:font-size-complex="12pt" style:font-weight-complex="normal"/>
    </style:style>
    <style:style style:name="T71" style:family="text">
      <style:text-properties fo:font-size="12pt" fo:font-weight="normal" officeooo:rsid="038dd9cf" style:font-size-asian="12pt" style:font-weight-asian="normal" style:font-size-complex="12pt" style:font-weight-complex="normal"/>
    </style:style>
    <style:style style:name="T72" style:family="text">
      <style:text-properties fo:font-size="12pt" fo:font-weight="normal" officeooo:rsid="0026d4d6" style:font-size-asian="12pt" style:font-weight-asian="normal" style:font-size-complex="12pt" style:font-weight-complex="normal"/>
    </style:style>
    <style:style style:name="T73" style:family="text">
      <style:text-properties officeooo:rsid="038d9d4d"/>
    </style:style>
    <style:style style:name="T74" style:family="text">
      <style:text-properties officeooo:rsid="038dd9cf"/>
    </style:style>
    <style:style style:name="T75" style:family="text">
      <style:text-properties officeooo:rsid="0025668c"/>
    </style:style>
    <style:style style:name="T76" style:family="text">
      <style:text-properties fo:font-weight="normal" style:font-weight-asian="normal" style:font-weight-complex="normal"/>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weight="bold" style:font-weight-asian="bold"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applying a strict diet, controlling my working environment, and setting clear milestones, I was able to stay more consistent</text:span></text:p>
      <text:p text:style-name="P11"/>
      <text:p text:style-name="P11"/>
      <text:p text:style-name="P12"><text:s/>By implementing structured work habits—such as minimising distractions, controlling my working environment, and setting clear task milestones—I was able to maintain a level of consistency that I had previously struggled to achieve. This demonstrated that my productivity is not limited by capability, but rather by the systems and behaviours I adopt when approaching work.</text:p>
      <text:p text:style-name="P13">However, this success also revealed a notable limitation. The effectiveness of these strategies was heavily influenced by external pressure, particularly the presence of assessment deadlines. Without this pressure, maintaining the same level of discipline would likely have been significantly more difficult. This suggests a reliance on extrinsic motivation, rather than fully developed intrinsic motivation, which may limit long-term consistency.</text:p>
      <text:p text:style-name="P13"><text:soft-page-break/>This realisation has been valuable, as it highlights an area for further development. Moving forward, I aim to reduce reliance on external pressures by developing more intrinsic forms of motivation, such as self-imposed deadlines, structured work schedules, and clearer long-term goals. By doing so, I can create a more sustainable and consistent approach to productivity beyond the constraints of formal assessments.</text:p>
      <text:p text:style-name="P14">####</text:p>
      <text:p text:style-name="P15"><text:span text:style-name="T20">P</text:span>erhaps the greatest success <text:span text:style-name="T21">i</text:span>n my work on this module was the incorporation of proper self-motivation techniques. I’ve always known that these techniques work well, but this assessment has given me the chance to immerse myself in <text:span text:style-name="T22">them</text:span> fully <text:span text:style-name="T22">due to the pressure </text:span><text:span text:style-name="T23">imposed by the deadlines. </text:span><text:span text:style-name="T24">Fully-fledged incorporation of these techniques allowed me to </text:span><text:span text:style-name="T25">maintain my focus for much longer than I thought was possible, </text:span><text:span text:style-name="T26">and ultimately reconnect with my younger, more ambitious self. </text:span><text:span text:style-name="T27">This experience taught me that age is just a number, </text:span><text:span text:style-name="T28">and that it’s the mindset that changed over all these years, not my potential. </text:span></text:p>
      <text:p text:style-name="P16"/>
      <text:p text:style-name="P17"><text:span text:style-name="T29">It is both a success and a failure, since I most likely wouldn’t have been able to incorporate these techniques as effectively </text:span><text:span text:style-name="T30">if</text:span><text:span text:style-name="T29"> it </text:span><text:span text:style-name="T30">wasn’t for</text:span><text:span text:style-name="T29"> the </text:span><text:span text:style-name="T31">deadlines looming over me. </text:span><text:span text:style-name="T30">It is simply too easy to </text:span><text:span text:style-name="T32">procrastinate</text:span><text:span text:style-name="T33"> when there isn’t a </text:span><text:span text:style-name="T34">significant </text:span><text:span text:style-name="T33">source </text:span><text:span text:style-name="T35">of</text:span><text:span text:style-name="T33"> external pressure. </text:span><text:span text:style-name="T36">Ultimately, this taught me the importance of self motivation, and made me question the validity of my assumptions - Perhaps the pressure should have been intrinsic all along, and perhaps it is not as unattainable as I had </text:span><text:span text:style-name="T37">believed</text:span><text:span text:style-name="T36">. </text:span></text:p>
      <text:p text:style-name="P17"/>
      <text:p text:style-name="P18">Going forward I’ll <text:span text:style-name="T38">educate myself on different sources of such pressure</text:span><text:span text:style-name="T39">s</text:span><text:span text:style-name="T38">, and try to develop my own fully intrinsic source ...</text:span></text:p>
      <text:p text:style-name="P19"><text:s/></text:p>
      <text:p text:style-name="P20"/>
      <text:p text:style-name="P10"/>
      <text:p text:style-name="P10"/>
      <text:p text:style-name="P10"/>
      <text:p text:style-name="P10">1<text:span text:style-name="T18">(d</text:span>) – <text:span text:style-name="T18">Self-Motivation</text:span></text:p>
      <text:p text:style-name="P21">To maintain a high degree of motivation throughout this assessment, and avoid procrastination, I deployed several different strategies:</text:p>
      <text:p text:style-name="P21"/>
      <text:p text:style-name="P21">1. Distraction minimisation</text:p>
      <text:p text:style-name="P22">To avoid bodily distractions and the feeling of a bloated stomach, as well as <text:span text:style-name="T40">maintain consistent</text:span> energy levels, I delayed eating for as long as possible <text:span text:style-name="T41">(</text:span><text:span text:style-name="T42">Christoph Bamberg, Julia Reinchenberger, Jens Blechert,</text:span><text:span text:style-name="T43"> </text:span><text:span text:style-name="T42">2025</text:span><text:span text:style-name="T41">)</text:span>. As soon I woke up, I would sit down to work on this assessment, prioritising the achievement of milestones before allowing myself to indulge in high-protein food <text:span text:style-name="T44">(</text:span><text:span text:style-name="T45">Dominik H Pesta, Varman T Samuel</text:span><text:span text:style-name="T46">, </text:span><text:span text:style-name="T45">2014</text:span><text:span text:style-name="T44">)</text:span>. <text:span text:style-name="T47">To further aid this, I would avoid drinking sugary or caffeinated beverages, instead opting for </text:span><text:span text:style-name="T48">peppermint tea </text:span><text:span text:style-name="T49">(</text:span><text:span text:style-name="T50">Luka Netzler, Brian Lovell, 2025</text:span><text:span text:style-name="T49">)</text:span><text:span text:style-name="T51">.</text:span></text:p>
      <text:p text:style-name="P23"/>
      <text:p text:style-name="P24">2. <text:span text:style-name="T52">Focus Management</text:span></text:p>
      <text:p text:style-name="P25">To avoid mental distractions and maintain my dopamine levels, I would turn off all redundant applications (such as Steam, or Discord), <text:span text:style-name="T53">reduce the brightness of my screen, and even reduce saturation </text:span><text:span text:style-name="T54">(</text:span><text:span text:style-name="T55">Craig A. Williamson, Jari J. Morganti, Hannah E. Smithson, 2023)</text:span><text:span text:style-name="T53">. This </text:span><text:span text:style-name="T56">created a monotonous, </text:span><text:span text:style-name="T57">albeit</text:span><text:span text:style-name="T56"> a highly reliable environment in which I could maintain my focus for much longer. </text:span></text:p>
      <text:p text:style-name="P26">To further maintain my focus, and prevent my mind from drifting off, I would utilise the rubber duck <text:span text:style-name="T58">debugging </text:span>technique<text:span text:style-name="T3"> </text:span><text:span text:style-name="T59">(Rubber Duck Debugging, n.d.)</text:span><text:span text:style-name="T58">. </text:span><text:span text:style-name="T60">By narrating my own actions, I could keep my mind anchored in the present moment, </text:span><text:span text:style-name="T61">minimising </text:span><text:span text:style-name="T62">unrelated thought.</text:span></text:p>
      <text:p text:style-name="P26"/>
      <text:p text:style-name="P27"><text:span text:style-name="T63">3. Future Reflection</text:span></text:p>
      <text:p text:style-name="P28"><text:soft-page-break/>To further improve my workflow in the future, I would also avoid <text:span text:style-name="T64">nicotine</text:span> to keep my heart rate consistent, <text:span text:style-name="T65">instead replacing it with scented candles. </text:span><text:span text:style-name="T66">I would communicate more with my lecturers, asking more questions pertaining to the assessment. </text:span></text:p>
      <text:p text:style-name="P29"/>
      <text:p text:style-name="P10"/>
      <text:p text:style-name="P10"/>
      <text:p text:style-name="P30">Section <text:span text:style-name="T18">2</text:span> – <text:span text:style-name="T67">Ongoing Risk Management</text:span></text:p>
      <text:p text:style-name="P30"/>
      <text:p text:style-name="P30"/>
      <text:p text:style-name="P30"/>
      <text:p text:style-name="P31">References</text:p>
      <text:p text:style-name="P32"><text:span text:style-name="Strong_20_Emphasis"><text:span text:style-name="T68">GD</text:span></text:span><text:span text:style-name="Strong_20_Emphasis"><text:span text:style-name="T69">P</text:span></text:span><text:span text:style-name="Strong_20_Emphasis"><text:span text:style-name="T68">R</text:span></text:span><text:span text:style-name="T70"> (</text:span>2018<text:span text:style-name="T70">) </text:span><text:span text:style-name="Emphasis"><text:span text:style-name="T70">General Data Protection Regulation.</text:span></text:span><text:span text:style-name="T70"> Available at: </text:span><text:a xlink:type="simple" xlink:href="https://gdpr-info.eu/" text:style-name="Internet_20_link" text:visited-style-name="Visited_20_Internet_20_Link"><text:span text:style-name="T70">https://gdpr-info.eu/</text:span></text:a><text:span text:style-name="T70"> (</text:span><text:span text:style-name="T71">Accessed: </text:span><text:span text:style-name="T72">5 </text:span><text:span text:style-name="T71"><text:s/></text:span><text:span text:style-name="T72">May</text:span><text:span text:style-name="T71"> 2026</text:span><text:span text:style-name="T70">).</text:span></text:p>
      <text:p text:style-name="P33"><text:span text:style-name="Strong_20_Emphasis">Data Protection Act 2018</text:span> (2018) <text:span text:style-name="Emphasis">c.12.</text:span> London: The Stationery Office. <text:span text:style-name="T73">Available at: </text:span><text:a xlink:type="simple" xlink:href="https://www.legislation.gov.uk/ukpga/2018/12" text:style-name="Internet_20_link" text:visited-style-name="Visited_20_Internet_20_Link"><text:span text:style-name="T73">https://www.legislation.gov.uk/ukpga/2018/12</text:span></text:a><text:span text:style-name="T73"> </text:span><text:span text:style-name="T74">(Accessed: </text:span><text:span text:style-name="T75">5 May</text:span><text:span text:style-name="T74"> 2026).</text:span></text:p>
      <text:p text:style-name="P3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74">Accessed: </text:span><text:span text:style-name="T75">5</text:span><text:span text:style-name="T74"> </text:span><text:span text:style-name="T75">May</text:span><text:span text:style-name="T74"> 2026</text:span>).</text:p>
      <text:p text:style-name="P35">National Cyber Security Centre <text:span text:style-name="T76">(2021) </text:span><text:span text:style-name="T77">Top tips for staying secure online.</text:span><text:span text:style-name="T76"> Available at: </text:span><text:a xlink:type="simple" xlink:href="https://www.ncsc.gov.uk/collection/top-tips-for-staying-secure-online/always-back-up-your-most-important-data#section_3" text:style-name="Internet_20_link" text:visited-style-name="Visited_20_Internet_20_Link"><text:span text:style-name="T76">https://www.ncsc.gov.uk/collection/top-tips-for-staying-secure-online/always-back-up-your-most-important-data#section_3</text:span></text:a><text:span text:style-name="T76"> (Accessed 5 May 2026).</text:span></text:p>
      <text:p text:style-name="P36"/>
      <text:p text:style-name="P37"><text:span text:style-name="T7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7"/>
      <text:p text:style-name="P38">Rubber Duck Debugging <text:span text:style-name="T76">(n.d.) </text:span><text:span text:style-name="T77">Debugging Software with a Rubber Ducky. </text:span><text:span text:style-name="T79">Available at: </text:span><text:a xlink:type="simple" xlink:href="https://rubberduckdebugging.com/" text:style-name="Internet_20_link" text:visited-style-name="Visited_20_Internet_20_Link"><text:span text:style-name="T79">https://rubberduckdebugging.com/</text:span></text:a><text:span text:style-name="T79"> (Accessed: 5 May 2026)</text:span></text:p>
      <text:p text:style-name="P39"/>
      <text:p text:style-name="P40"><text:span text:style-name="T80">Luka Netzler, Brian Lovell</text:span><text:span text:style-name="T8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1"/>
      <text:p text:style-name="P42">Christoph Bamberg, Julia Reinchenberger, Jens Blechert <text:span text:style-name="T76">(2025) </text:span><text:span text:style-name="T77">Stable cognitive performance while adapting to intermittent fasting: A randomised controlled trial</text:span><text:span text:style-name="T79">. Available at: </text:span><text:a xlink:type="simple" xlink:href="https://journals.sagepub.com/doi/10.1177/13591053251351204" text:style-name="Internet_20_link" text:visited-style-name="Visited_20_Internet_20_Link"><text:span text:style-name="T79">https://journals.sagepub.com/doi/10.1177/13591053251351204</text:span></text:a><text:span text:style-name="T79"> (Accessed: 5 May 2026).</text:span></text:p>
      <text:p text:style-name="P43">Dominik H Pesta, Varman T Samuel <text:span text:style-name="T76">(2014) </text:span><text:span text:style-name="T77">A high-protein diet for reducing body fat: mechanisms and possible caveats.</text:span><text:span text:style-name="T76"> Available at: </text:span><text:a xlink:type="simple" xlink:href="https://link.springer.com/article/10.1186/1743-7075-11-53" text:style-name="Internet_20_link" text:visited-style-name="Visited_20_Internet_20_Link"><text:span text:style-name="T76">https://link.springer.com/article/10.1186/1743-7075-11-53</text:span></text:a><text:span text:style-name="T76"> (Accessed: 5 May 2026).</text:span></text:p>
      <text:p text:style-name="P44"/>
      <text:p text:style-name="P45">Craig A. Williamson, Jari J. Morganti, Hannah E. Smithson <text:span text:style-name="T76">(2023) </text:span><text:span text:style-name="T77">Bright-light distractions and visual performance</text:span><text:span text:style-name="T76">. Available at: </text:span><text:a xlink:type="simple" xlink:href="https://www.frontiersin.org/journals/psychology/articles/10.3389/fpsyg.2023.1088975/full" text:style-name="Internet_20_link" text:visited-style-name="Visited_20_Internet_20_Link"><text:span text:style-name="T76">https://www.frontiersin.org/journals/psychology/articles/10.3389/fpsyg.2023.1088975/full</text:span></text:a><text:span text:style-name="T76"> (Accessed: 5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7:34:24.788830858</dc:date>
    <meta:editing-duration>PT4H14M14S</meta:editing-duration>
    <meta:editing-cycles>112</meta:editing-cycles>
    <meta:document-statistic meta:table-count="0" meta:image-count="0" meta:object-count="0" meta:page-count="4" meta:paragraph-count="38" meta:word-count="1147" meta:character-count="8070" meta:non-whitespace-character-count="6948"/>
  </office:meta>
</office:document-meta>
</file>